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bd08" officeooo:paragraph-rsid="001dbd08"/>
    </style:style>
    <style:style style:name="P2" style:family="paragraph" style:parent-style-name="Standard">
      <style:paragraph-properties fo:text-align="start" style:justify-single-word="false"/>
      <style:text-properties officeooo:rsid="001dbd08" officeooo:paragraph-rsid="001efb99"/>
    </style:style>
    <style:style style:name="P3" style:family="paragraph" style:parent-style-name="Standard">
      <style:paragraph-properties fo:text-align="start" style:justify-single-word="false"/>
      <style:text-properties officeooo:rsid="001dbd08" officeooo:paragraph-rsid="00232f75"/>
    </style:style>
    <style:style style:name="P4" style:family="paragraph" style:parent-style-name="Standard">
      <style:paragraph-properties fo:text-align="start" style:justify-single-word="false"/>
      <style:text-properties officeooo:rsid="001fbdfc" officeooo:paragraph-rsid="001fbdfc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bd08" officeooo:paragraph-rsid="001dbd0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0563" officeooo:paragraph-rsid="0021056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10563" officeooo:paragraph-rsid="00210563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officeooo:rsid="001dbd08" officeooo:paragraph-rsid="001dbd08" style:font-size-asian="18pt" style:font-style-asian="normal" style:font-size-complex="18pt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rsid="00232f75" officeooo:paragraph-rsid="00210563"/>
    </style:style>
    <style:style style:name="P10" style:family="paragraph" style:parent-style-name="Standard">
      <style:paragraph-properties fo:text-align="start" style:justify-single-word="false"/>
      <style:text-properties officeooo:rsid="00232f75" officeooo:paragraph-rsid="00232f75"/>
    </style:style>
    <style:style style:name="T1" style:family="text">
      <style:text-properties officeooo:rsid="001efb99"/>
    </style:style>
    <style:style style:name="T2" style:family="text">
      <style:text-properties officeooo:rsid="001fbdfc"/>
    </style:style>
    <style:style style:name="T3" style:family="text">
      <style:text-properties officeooo:rsid="0021f408"/>
    </style:style>
    <style:style style:name="T4" style:family="text">
      <style:text-properties officeooo:rsid="00232f75"/>
    </style:style>
    <style:style style:name="T5" style:family="text">
      <style:text-properties officeooo:rsid="0025d4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ithub Commands</text:p>
      <text:p text:style-name="P1"/>
      <text:p text:style-name="P1"/>
      <text:p text:style-name="P5">Q) How to clone a git hub repository ?</text:p>
      <text:p text:style-name="P1"/>
      <text:p text:style-name="P2">Go to there github page., copy <text:span text:style-name="T1">HTTPS clone URL</text:span> </text:p>
      <text:p text:style-name="P2"/>
      <text:p text:style-name="P2"><text:span text:style-name="T1">Open your terminal;</text:span></text:p>
      <text:p text:style-name="P2"><text:span text:style-name="T1">Move into the folder, where you want to clone., ie., where want the local repository to be located.</text:span></text:p>
      <text:p text:style-name="P2"/>
      <text:p text:style-name="P2"><text:span text:style-name="T1">$git clone &lt;HTTPS clone URL&gt;</text:span> </text:p>
      <text:p text:style-name="P1"/>
      <text:p text:style-name="P5">Q) how to <text:span text:style-name="T2">add files onto your github repository</text:span> ?</text:p>
      <text:p text:style-name="P1"/>
      <text:p text:style-name="P4">Move into the folder where you have the file to be added.</text:p>
      <text:p text:style-name="P1"/>
      <text:p text:style-name="P1"><text:span text:style-name="T2">$</text:span>git add &lt;file name&gt;</text:p>
      <text:p text:style-name="P1"/>
      <text:p text:style-name="P1"><text:span text:style-name="T2">$</text:span>git commit -m “comments”</text:p>
      <text:p text:style-name="P1"/>
      <text:p text:style-name="P1"><text:span text:style-name="T2">$</text:span>git push -u origin master</text:p>
      <text:p text:style-name="P1">[enter username and passoword]</text:p>
      <text:p text:style-name="P1"/>
      <text:p text:style-name="P5"><text:span text:style-name="T3">Q</text:span>) How to send pull request?</text:p>
      <text:p text:style-name="P5"/>
      <text:p text:style-name="P1">One your forked github link, click on pull request button, fill the text box and send the pull request.</text:p>
      <text:p text:style-name="P1"/>
      <text:p text:style-name="P5"><text:span text:style-name="T3">Q</text:span>) how to sync github forked repo with original repo ?</text:p>
      <text:p text:style-name="P3"/>
      <text:p text:style-name="P3"><text:span text:style-name="T4"><text:s text:c="4"/>1) git clone git@github.com:&lt;your-gh-name&gt;/ezpublish.git ezforksync</text:span></text:p>
      <text:p text:style-name="P10"/>
      <text:p text:style-name="P10"><text:s text:c="4"/>2) cd ezforksync</text:p>
      <text:p text:style-name="P10"/>
      <text:p text:style-name="P10"><text:s text:c="4"/>3) git remote add upstream https://github.com/ezsystems/ezpublish.git</text:p>
      <text:p text:style-name="P10"/>
      <text:p text:style-name="P10"><text:s text:c="4"/>4) <text:s/>git pull upstream master</text:p>
      <text:p text:style-name="P10"/>
      <text:p text:style-name="P10"><text:s text:c="4"/>5) git push</text:p>
      <text:p text:style-name="P10"/>
      <text:p text:style-name="P10">Steps explained a bit:</text:p>
      <text:p text:style-name="P10"/>
      <text:p text:style-name="P10">1. Clone your fork repository on your PC. </text:p>
      <text:p text:style-name="P10"/>
      <text:p text:style-name="P10">2. Go in newly created folder that contains your copy of repository so that next git commands will work</text:p>
      <text:p text:style-name="P10"/>
      <text:p text:style-name="P10">3. Add a "remote" named upstream (name doesn't matter) that points to ezsystems/ezpublish repo</text:p>
      <text:p text:style-name="P10"/>
      <text:p text:style-name="P10">4. Fetch all missing comits from the remote repo and merge them into your local branch (master)</text:p>
      <text:p text:style-name="P10"/>
      <text:p text:style-name="P10">5. Push all new commits that where got from upstream into your fork</text:p>
      <text:p text:style-name="P10"/>
      <text:p text:style-name="P10"><text:soft-page-break/>That's all, comments are welcomed.</text:p>
      <text:p text:style-name="P1"/>
      <text:p text:style-name="P6"><text:span text:style-name="T3">Q</text:span>) how to delete file/folder from your github repo ?</text:p>
      <text:p text:style-name="P6"/>
      <text:p text:style-name="P7">You could checkout 'master' with both directories;</text:p>
      <text:p text:style-name="P7"/>
      <text:p text:style-name="P7">$git rm -r one-of-the-directories</text:p>
      <text:p text:style-name="P7">$git commit -m "Remove duplicated directory"</text:p>
      <text:p text:style-name="P7">$git push origin master</text:p>
      <text:p text:style-name="P7"/>
      <text:p text:style-name="P7">Remove directory from git but NOT local</text:p>
      <text:p text:style-name="P7"/>
      <text:p text:style-name="P7">As mentioned in the comments, what you usually want to do is remove this directory from git but not delete it entirely from the filesystem (local)</text:p>
      <text:p text:style-name="P7"/>
      <text:p text:style-name="P7">In that case use:</text:p>
      <text:p text:style-name="P7"/>
      <text:p text:style-name="P7">$git rm -r --cached myFolder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1:29:57.882359940</meta:creation-date>
    <dc:date>2014-11-14T00:19:30.216093904</dc:date>
    <meta:editing-duration>PT2H32M58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2" meta:paragraph-count="36" meta:word-count="297" meta:character-count="1739" meta:non-whitespace-character-count="1455"/>
  </office:meta>
</office:document-meta>
</file>